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5.106cm"/>
    </style:style>
    <style:style style:name="Таблица7.B" style:family="table-column">
      <style:table-column-properties style:column-width="11.906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699cm"/>
    </style:style>
    <style:style style:name="Таблица1.B" style:family="table-column">
      <style:table-column-properties style:column-width="14.314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5" style:family="table-cell">
      <style:table-cell-properties fo:padding="0.011cm" fo:border-left="1pt solid #000000" fo:border-right="none" fo:border-top="none" fo:border-bottom="1pt solid #000000"/>
    </style:style>
    <style:style style:name="Таблица1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6" style:family="table-cell">
      <style:table-cell-properties fo:padding="0.011cm" fo:border-left="1pt solid #000000" fo:border-right="none" fo:border-top="none" fo:border-bottom="1pt solid #000000"/>
    </style:style>
    <style:style style:name="Таблица10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7" style:family="table-cell">
      <style:table-cell-properties fo:padding="0.011cm" fo:border-left="1pt solid #000000" fo:border-right="none" fo:border-top="none" fo:border-bottom="1pt solid #000000"/>
    </style:style>
    <style:style style:name="Таблица10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8" style:family="table-cell">
      <style:table-cell-properties fo:padding="0.011cm" fo:border-left="1pt solid #000000" fo:border-right="none" fo:border-top="none" fo:border-bottom="1pt solid #000000"/>
    </style:style>
    <style:style style:name="Таблица10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9" style:family="table-cell">
      <style:table-cell-properties fo:padding="0.011cm" fo:border-left="1pt solid #000000" fo:border-right="none" fo:border-top="none" fo:border-bottom="1pt solid #000000"/>
    </style:style>
    <style:style style:name="Таблица10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0" style:family="table-cell">
      <style:table-cell-properties fo:padding="0.011cm" fo:border-left="1pt solid #000000" fo:border-right="none" fo:border-top="none" fo:border-bottom="1pt solid #000000"/>
    </style:style>
    <style:style style:name="Таблица10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1" style:family="table-cell">
      <style:table-cell-properties fo:padding="0.011cm" fo:border-left="1pt solid #000000" fo:border-right="none" fo:border-top="none" fo:border-bottom="1pt solid #000000"/>
    </style:style>
    <style:style style:name="Таблица10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2" style:family="table-cell">
      <style:table-cell-properties fo:padding="0.011cm" fo:border-left="1pt solid #000000" fo:border-right="none" fo:border-top="none" fo:border-bottom="1pt solid #000000"/>
    </style:style>
    <style:style style:name="Таблица10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3" style:family="table-cell">
      <style:table-cell-properties fo:padding="0.011cm" fo:border-left="1pt solid #000000" fo:border-right="none" fo:border-top="none" fo:border-bottom="1pt solid #000000"/>
    </style:style>
    <style:style style:name="Таблица10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4" style:family="table-cell">
      <style:table-cell-properties fo:padding="0.011cm" fo:border-left="1pt solid #000000" fo:border-right="none" fo:border-top="none" fo:border-bottom="1pt solid #000000"/>
    </style:style>
    <style:style style:name="Таблица10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5" style:family="table-cell">
      <style:table-cell-properties fo:padding="0.011cm" fo:border-left="1pt solid #000000" fo:border-right="none" fo:border-top="none" fo:border-bottom="1pt solid #000000"/>
    </style:style>
    <style:style style:name="Таблица10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6" style:family="table-cell">
      <style:table-cell-properties fo:padding="0.011cm" fo:border-left="1pt solid #000000" fo:border-right="none" fo:border-top="none" fo:border-bottom="1pt solid #000000"/>
    </style:style>
    <style:style style:name="Таблица10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7" style:family="table-cell">
      <style:table-cell-properties fo:padding="0.011cm" fo:border-left="1pt solid #000000" fo:border-right="none" fo:border-top="none" fo:border-bottom="1pt solid #000000"/>
    </style:style>
    <style:style style:name="Таблица10.B17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1f5ed4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0a32e23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0a32e23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0a32e23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0a6c0f2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a6c0f2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b347e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bf37c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c110e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c157b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c4b3d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a6c0f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b347e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bf37c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c110e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c157ba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c4b3d9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c672f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0a6c0f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0b347e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0a32e2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0a32e2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0a32e2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0a3f6d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0b1a20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3f6d8" officeooo:paragraph-rsid="00a3f6d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0a6c0f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0a6c0f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0a6c0f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0b347e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0b7b37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0a6c0f2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0a6c0f2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0b06064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6d76c" officeooo:paragraph-rsid="00a6d76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b29e6" officeooo:paragraph-rsid="00ab29e6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ccca4" officeooo:paragraph-rsid="00accca4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e0d21" officeooo:paragraph-rsid="00ae0d2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06064" officeooo:paragraph-rsid="00b06064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09f4a" officeooo:paragraph-rsid="00b09f4a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1a207" officeooo:paragraph-rsid="00b1a207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347ed" officeooo:paragraph-rsid="00b347e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60491" officeooo:paragraph-rsid="00b6049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60491" officeooo:paragraph-rsid="00b7b371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bf37c9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c110eb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c157ba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c4b3d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c672ff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4bd0b" officeooo:paragraph-rsid="00c4bd0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78e74" officeooo:paragraph-rsid="00c78e74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90552" officeooo:paragraph-rsid="00c90552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aac37" officeooo:paragraph-rsid="00caac37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b0078" officeooo:paragraph-rsid="00cb0078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d4eb2" officeooo:paragraph-rsid="00cd4eb2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d9c5b" officeooo:paragraph-rsid="00cd9c5b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e1b6b" officeooo:paragraph-rsid="00ce1b6b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a6c0f2" fo:background-color="#ffff66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b347ed" fo:background-color="#ffff66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bf37c9" fo:background-color="#ffff66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c110eb" fo:background-color="#ffff66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206862" officeooo:paragraph-rsid="006dcca8" style:font-weight-asian="bold" style:font-weight-complex="bold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20dc94" officeooo:paragraph-rsid="00206862" style:font-weight-asian="normal" style:font-weight-complex="normal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9c6b8c" officeooo:paragraph-rsid="009c6b8c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c157ba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48b8a" officeooo:paragraph-rsid="00348b8a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48b8a" officeooo:paragraph-rsid="00c157ba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76b14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78e74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90552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9ac5d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aac37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b0078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d4eb2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d9c5b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e1b6b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c4b3d9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bf37c9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110eb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157ba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4b3d9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4bd0b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672ff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c110eb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98024" officeooo:paragraph-rsid="00398024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14c4d9b" officeooo:paragraph-rsid="00398024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0dc94" officeooo:paragraph-rsid="00c4b3d9" fo:background-color="#ffff66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0dc94" officeooo:paragraph-rsid="00c672ff" fo:background-color="#ffff66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206862" officeooo:paragraph-rsid="009e0936"/>
    </style:style>
    <style:style style:name="P93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fo:font-size="12pt" officeooo:rsid="0061f44e" officeooo:paragraph-rsid="001f5ed4" style:font-size-asian="12pt" style:font-size-complex="12pt"/>
    </style:style>
    <style:style style:name="P94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officeooo:paragraph-rsid="009878c1" style:font-size-asian="12pt" style:font-size-complex="12pt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c672ff" style:font-size-asian="12pt" style:font-weight-asian="bold" style:font-size-complex="12pt" style:font-weight-complex="bold"/>
    </style:style>
    <style:style style:name="P96" style:family="paragraph" style:parent-style-name="Title" style:master-page-name="">
      <style:paragraph-properties fo:margin-left="0.101cm" fo:margin-right="0cm" fo:margin-top="0cm" fo:margin-bottom="0cm" style:contextual-spacing="false" fo:text-indent="0cm" style:auto-text-indent="false" style:page-number="auto"/>
      <style:text-properties fo:font-size="18pt" officeooo:paragraph-rsid="009878c1" style:font-size-asian="18pt" style:font-size-complex="18pt"/>
    </style:style>
    <style:style style:name="P9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09efb8f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0a32e23" style:font-size-asian="12pt" style:font-weight-asian="bold" style:font-size-complex="12pt" style:font-weight-complex="bold"/>
    </style:style>
    <style:style style:name="P9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0a32e23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0a32e23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0a32e23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0a32e23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0a32e23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0a32e23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0a32e23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0a32e23" style:font-weight-asian="normal" style:font-weight-complex="normal"/>
    </style:style>
    <style:style style:name="P10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0a32e23" style:font-weight-asian="bold" style:font-weight-complex="bold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0a32e23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0a32e23" style:font-weight-asian="bold" style:font-weight-complex="bold"/>
    </style:style>
    <style:style style:name="P11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rsid="0257ed8d" officeooo:paragraph-rsid="00a32e23"/>
    </style:style>
    <style:style style:name="P111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0a32e23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0a6c0f2" style:font-size-asian="12pt" style:font-weight-asian="bold" style:font-size-complex="12pt" style:font-weight-complex="bold"/>
    </style:style>
    <style:style style:name="P1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9a781a" style:font-size-asian="12pt" style:font-style-asian="normal" style:font-size-complex="12pt" style:font-style-complex="normal"/>
    </style:style>
    <style:style style:name="P114" style:family="paragraph" style:parent-style-name="Standard">
      <style:text-properties fo:language="en" fo:country="US" officeooo:rsid="031c34e1" officeooo:paragraph-rsid="00a32e23"/>
    </style:style>
    <style:style style:name="P115" style:family="paragraph" style:parent-style-name="Standard">
      <style:text-properties fo:language="en" fo:country="US" officeooo:rsid="031b1e5c" officeooo:paragraph-rsid="00a32e23"/>
    </style:style>
    <style:style style:name="P116" style:family="paragraph" style:parent-style-name="Standard">
      <style:text-properties fo:language="en" fo:country="US" officeooo:rsid="031723f3" officeooo:paragraph-rsid="00a32e23"/>
    </style:style>
    <style:style style:name="P117" style:family="paragraph" style:parent-style-name="Standard">
      <style:text-properties fo:language="en" fo:country="US" officeooo:rsid="0384e004" officeooo:paragraph-rsid="00a32e23"/>
    </style:style>
    <style:style style:name="P118" style:family="paragraph" style:parent-style-name="Standard">
      <style:text-properties fo:font-weight="bold" officeooo:paragraph-rsid="00a32e23" style:font-weight-asian="bold" style:font-weight-complex="bold"/>
    </style:style>
    <style:style style:name="P119" style:family="paragraph" style:parent-style-name="Standard">
      <style:text-properties officeooo:rsid="0314fa7e" officeooo:paragraph-rsid="00a32e23"/>
    </style:style>
    <style:style style:name="P120" style:family="paragraph" style:parent-style-name="Standard">
      <style:text-properties officeooo:rsid="0384e004" officeooo:paragraph-rsid="00a32e23"/>
    </style:style>
    <style:style style:name="P121" style:family="paragraph" style:parent-style-name="Standard">
      <style:text-properties officeooo:paragraph-rsid="00a32e23"/>
    </style:style>
    <style:style style:name="P122" style:family="paragraph" style:parent-style-name="Table_20_Contents">
      <style:text-properties fo:color="#000000" fo:language="en" fo:country="US" officeooo:rsid="03221e34" officeooo:paragraph-rsid="00a32e23"/>
    </style:style>
    <style:style style:name="P123" style:family="paragraph" style:parent-style-name="Table_20_Contents">
      <style:text-properties fo:color="#000000" fo:language="en" fo:country="US" officeooo:rsid="032c9cec" officeooo:paragraph-rsid="00a32e23"/>
    </style:style>
    <style:style style:name="P124" style:family="paragraph" style:parent-style-name="Table_20_Contents">
      <style:text-properties fo:color="#000000" fo:language="en" fo:country="US" officeooo:rsid="032e3bf4" officeooo:paragraph-rsid="00a32e23"/>
    </style:style>
    <style:style style:name="P125" style:family="paragraph" style:parent-style-name="Table_20_Contents">
      <style:text-properties fo:color="#000000" fo:language="en" fo:country="US" officeooo:rsid="032ec2be" officeooo:paragraph-rsid="00a32e23"/>
    </style:style>
    <style:style style:name="P126" style:family="paragraph" style:parent-style-name="Table_20_Contents">
      <style:text-properties fo:color="#000000" fo:language="en" fo:country="US" officeooo:rsid="034341d1" officeooo:paragraph-rsid="00a32e23"/>
    </style:style>
    <style:style style:name="P127" style:family="paragraph" style:parent-style-name="Table_20_Contents">
      <style:text-properties fo:language="en" fo:country="US" officeooo:rsid="03221e34" officeooo:paragraph-rsid="00a32e23"/>
    </style:style>
    <style:style style:name="P128" style:family="paragraph" style:parent-style-name="Table_20_Contents">
      <style:text-properties fo:language="en" fo:country="US" officeooo:rsid="0328b9f2" officeooo:paragraph-rsid="00a32e23"/>
    </style:style>
    <style:style style:name="P129" style:family="paragraph" style:parent-style-name="Table_20_Contents">
      <style:text-properties fo:language="en" fo:country="US" officeooo:rsid="03291325" officeooo:paragraph-rsid="00a32e23"/>
    </style:style>
    <style:style style:name="P130" style:family="paragraph" style:parent-style-name="Table_20_Contents">
      <style:text-properties fo:language="en" fo:country="US" officeooo:rsid="032e3bf4" officeooo:paragraph-rsid="00a32e23"/>
    </style:style>
    <style:style style:name="P131" style:family="paragraph" style:parent-style-name="Table_20_Contents">
      <style:text-properties fo:language="en" fo:country="US" officeooo:rsid="032ec2be" officeooo:paragraph-rsid="00a32e23"/>
    </style:style>
    <style:style style:name="P132" style:family="paragraph" style:parent-style-name="Table_20_Contents">
      <style:text-properties fo:language="en" fo:country="US" officeooo:rsid="034341d1" officeooo:paragraph-rsid="00a32e23"/>
    </style:style>
    <style:style style:name="P133" style:family="paragraph" style:parent-style-name="Standard" style:list-style-name="L1">
      <style:paragraph-properties fo:margin-left="0cm" fo:margin-right="0cm" fo:margin-top="0cm" fo:margin-bottom="0cm" style:contextual-spacing="false" style:line-height-at-least="0cm" fo:text-indent="0cm" style:auto-text-indent="false"/>
      <style:text-properties fo:font-size="12pt" fo:language="en" fo:country="US" officeooo:rsid="008b014f" officeooo:paragraph-rsid="009efb8f" style:font-size-asian="12pt" style:font-size-complex="12pt"/>
    </style:style>
    <style:style style:name="P134" style:family="paragraph" style:parent-style-name="Standard" style:list-style-name="L1">
      <style:paragraph-properties fo:margin-left="0cm" fo:margin-right="0cm" fo:margin-top="0cm" fo:margin-bottom="0cm" style:contextual-spacing="false" style:line-height-at-least="0cm" fo:text-indent="0cm" style:auto-text-indent="false"/>
      <style:text-properties fo:font-size="12pt" fo:language="en" fo:country="US" officeooo:rsid="00377161" officeooo:paragraph-rsid="009efb8f" style:font-size-asian="12pt" style:font-size-complex="12pt"/>
    </style:style>
    <style:style style:name="P135" style:family="paragraph" style:parent-style-name="Standard" style:list-style-name="L1">
      <style:paragraph-properties fo:margin-left="0cm" fo:margin-right="0cm" fo:margin-top="0cm" fo:margin-bottom="0cm" style:contextual-spacing="false" style:line-height-at-least="0cm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77161" officeooo:paragraph-rsid="009efb8f" fo:background-color="#e6e6ff" style:font-size-asian="12pt" style:font-size-complex="12pt"/>
    </style:style>
    <style:style style:name="P136" style:family="paragraph" style:parent-style-name="Standard" style:list-style-name="L1">
      <style:paragraph-properties fo:margin-left="0cm" fo:margin-right="0cm" fo:margin-top="0cm" fo:margin-bottom="0cm" style:contextual-spacing="false" style:line-height-at-least="0cm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09efb8f" fo:background-color="#ffffcc" style:font-size-asian="12pt" style:font-size-complex="12pt"/>
    </style:style>
    <style:style style:name="P13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0a32e23" style:font-size-asian="12pt" style:font-weight-asian="bold" style:font-size-complex="12pt" style:font-weight-complex="bold"/>
    </style:style>
    <style:style style:name="P138" style:family="paragraph" style:parent-style-name="Standard" style:list-style-name="L1">
      <style:paragraph-properties fo:margin-left="0cm" fo:margin-right="0cm" fo:margin-top="0cm" fo:margin-bottom="0cm" style:contextual-spacing="false" style:line-height-at-least="0cm" fo:text-indent="0cm" style:auto-text-indent="false"/>
      <style:text-properties fo:color="#ffd320" fo:font-size="12pt" fo:language="en" fo:country="US" fo:font-weight="bold" officeooo:rsid="00377161" officeooo:paragraph-rsid="009efb8f" style:font-size-asian="12pt" style:font-weight-asian="bold" style:font-size-complex="12pt" style:font-weight-complex="bold"/>
    </style:style>
    <style:style style:name="P139" style:family="paragraph" style:parent-style-name="Standard" style:list-style-name="L1">
      <style:paragraph-properties fo:margin-left="0cm" fo:margin-right="0cm" fo:margin-top="0cm" fo:margin-bottom="0cm" style:contextual-spacing="false" style:line-height-at-least="0cm" fo:text-indent="0cm" style:auto-text-indent="false"/>
      <style:text-properties fo:color="#6600ff" fo:font-size="12pt" fo:language="en" fo:country="US" fo:font-weight="bold" officeooo:rsid="003c8774" officeooo:paragraph-rsid="009efb8f" style:font-size-asian="12pt" style:font-weight-asian="bold" style:font-size-complex="12pt" style:font-weight-complex="bold"/>
    </style:style>
    <style:style style:name="P140" style:family="paragraph" style:parent-style-name="Standard" style:list-style-name="L1">
      <style:paragraph-properties fo:margin-left="0cm" fo:margin-right="0cm" fo:margin-top="0cm" fo:margin-bottom="0cm" style:contextual-spacing="false" style:line-height-at-least="0cm" fo:text-indent="0cm" style:auto-text-indent="false"/>
      <style:text-properties fo:color="#00cc00" fo:font-size="12pt" fo:language="en" fo:country="US" officeooo:rsid="003d3901" officeooo:paragraph-rsid="009efb8f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329b4"/>
    </style:style>
    <style:style style:name="T6" style:family="text">
      <style:text-properties fo:language="en" fo:country="US" officeooo:rsid="00c26137"/>
    </style:style>
    <style:style style:name="T7" style:family="text">
      <style:text-properties fo:language="en" fo:country="US" officeooo:rsid="001f5ed4"/>
    </style:style>
    <style:style style:name="T8" style:family="text">
      <style:text-properties fo:language="en" fo:country="US" officeooo:rsid="0020dc94"/>
    </style:style>
    <style:style style:name="T9" style:family="text">
      <style:text-properties fo:language="en" fo:country="US" officeooo:rsid="009556d0"/>
    </style:style>
    <style:style style:name="T10" style:family="text">
      <style:text-properties fo:language="en" fo:country="US" fo:font-style="italic" officeooo:rsid="00c13b24" style:font-style-asian="italic" style:font-style-complex="italic"/>
    </style:style>
    <style:style style:name="T11" style:family="text">
      <style:text-properties fo:language="en" fo:country="US" fo:font-style="italic" officeooo:rsid="0387b74b" style:font-style-asian="italic" style:font-style-complex="italic"/>
    </style:style>
    <style:style style:name="T12" style:family="text">
      <style:text-properties fo:language="en" fo:country="US" fo:font-style="italic" officeooo:rsid="009878c1" style:font-style-asian="italic" style:font-style-complex="italic"/>
    </style:style>
    <style:style style:name="T13" style:family="text">
      <style:text-properties fo:language="en" fo:country="US" officeooo:rsid="025557e8"/>
    </style:style>
    <style:style style:name="T14" style:family="text">
      <style:text-properties fo:language="en" fo:country="US" officeooo:rsid="009878c1"/>
    </style:style>
    <style:style style:name="T15" style:family="text">
      <style:text-properties fo:language="en" fo:country="US" officeooo:rsid="009e0936"/>
    </style:style>
    <style:style style:name="T16" style:family="text">
      <style:text-properties fo:language="en" fo:country="US" officeooo:rsid="03133d6c"/>
    </style:style>
    <style:style style:name="T17" style:family="text">
      <style:text-properties fo:language="en" fo:country="US" officeooo:rsid="03143396"/>
    </style:style>
    <style:style style:name="T18" style:family="text">
      <style:text-properties fo:language="en" fo:country="US" officeooo:rsid="03b5b178"/>
    </style:style>
    <style:style style:name="T19" style:family="text">
      <style:text-properties fo:language="en" fo:country="US" officeooo:rsid="00aa2f36"/>
    </style:style>
    <style:style style:name="T20" style:family="text">
      <style:text-properties fo:language="en" fo:country="US" officeooo:rsid="00cc49cb"/>
    </style:style>
    <style:style style:name="T21" style:family="text">
      <style:text-properties fo:language="en" fo:country="US" officeooo:rsid="00ccdb5d"/>
    </style:style>
    <style:style style:name="T22" style:family="text">
      <style:text-properties fo:language="ru" fo:country="RU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officeooo:rsid="004b6d66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fo:language="en" fo:country="US" fo:font-weight="normal" officeooo:rsid="00261894" fo:background-color="transparent" loext:char-shading-value="0" style:font-weight-asian="normal" style:font-weight-complex="normal"/>
    </style:style>
    <style:style style:name="T27" style:family="text">
      <style:text-properties style:use-window-font-color="true" fo:language="en" fo:country="US" officeooo:rsid="00261894" fo:background-color="transparent" loext:char-shading-value="0"/>
    </style:style>
    <style:style style:name="T28" style:family="text">
      <style:text-properties style:use-window-font-color="true" fo:language="en" fo:country="US" officeooo:rsid="00261894"/>
    </style:style>
    <style:style style:name="T29" style:family="text">
      <style:text-properties style:use-window-font-color="true" fo:font-weight="normal" style:font-weight-asian="normal" style:font-weight-complex="normal"/>
    </style:style>
    <style:style style:name="T30" style:family="text">
      <style:text-properties style:use-window-font-color="true" fo:font-weight="normal" officeooo:rsid="008edfca" style:font-weight-asian="normal" style:font-weight-complex="normal"/>
    </style:style>
    <style:style style:name="T31" style:family="text">
      <style:text-properties officeooo:rsid="008edfca"/>
    </style:style>
    <style:style style:name="T32" style:family="text">
      <style:text-properties officeooo:rsid="008f79a0"/>
    </style:style>
    <style:style style:name="T33" style:family="text">
      <style:text-properties officeooo:rsid="00903d07"/>
    </style:style>
    <style:style style:name="T34" style:family="text">
      <style:text-properties officeooo:rsid="0090703e"/>
    </style:style>
    <style:style style:name="T35" style:family="text">
      <style:text-properties officeooo:rsid="0090e5c5"/>
    </style:style>
    <style:style style:name="T36" style:family="text">
      <style:text-properties officeooo:rsid="0092cbe3"/>
    </style:style>
    <style:style style:name="T37" style:family="text">
      <style:text-properties officeooo:rsid="009556d0"/>
    </style:style>
    <style:style style:name="T38" style:family="text">
      <style:text-properties officeooo:rsid="025557e8"/>
    </style:style>
    <style:style style:name="T39" style:family="text">
      <style:text-properties officeooo:rsid="009e0936"/>
    </style:style>
    <style:style style:name="T40" style:family="text">
      <style:text-properties fo:color="#000000"/>
    </style:style>
    <style:style style:name="T41" style:family="text">
      <style:text-properties officeooo:rsid="00a23b5c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260a9fd" style:font-weight-asian="normal" style:font-weight-complex="normal"/>
    </style:style>
    <style:style style:name="T44" style:family="text">
      <style:text-properties fo:font-weight="normal" officeooo:rsid="02610941" style:font-weight-asian="normal" style:font-weight-complex="normal"/>
    </style:style>
    <style:style style:name="T45" style:family="text">
      <style:text-properties fo:font-weight="normal" officeooo:rsid="02636432" style:font-weight-asian="normal" style:font-weight-complex="normal"/>
    </style:style>
    <style:style style:name="T46" style:family="text">
      <style:text-properties fo:font-weight="normal" officeooo:rsid="0265540d" style:font-weight-asian="normal" style:font-weight-complex="normal"/>
    </style:style>
    <style:style style:name="T47" style:family="text">
      <style:text-properties fo:font-weight="normal" officeooo:rsid="02a11817" style:font-weight-asian="normal" style:font-weight-complex="normal"/>
    </style:style>
    <style:style style:name="T48" style:family="text">
      <style:text-properties fo:font-weight="normal" officeooo:rsid="00a6c0f2" style:font-weight-asian="normal" style:font-weight-complex="normal"/>
    </style:style>
    <style:style style:name="T49" style:family="text">
      <style:text-properties fo:font-weight="normal" officeooo:rsid="00b347ed" style:font-weight-asian="normal" style:font-weight-complex="normal"/>
    </style:style>
    <style:style style:name="T50" style:family="text">
      <style:text-properties fo:font-weight="normal" officeooo:rsid="00b4902d" style:font-weight-asian="normal" style:font-weight-complex="normal"/>
    </style:style>
    <style:style style:name="T51" style:family="text">
      <style:text-properties fo:font-weight="normal" fo:background-color="transparent" loext:char-shading-value="0" style:font-weight-asian="normal" style:font-weight-complex="normal"/>
    </style:style>
    <style:style style:name="T52" style:family="text">
      <style:text-properties fo:font-weight="normal" officeooo:rsid="008f5356" fo:background-color="transparent" loext:char-shading-value="0" style:font-weight-asian="normal" style:font-weight-complex="normal"/>
    </style:style>
    <style:style style:name="T53" style:family="text">
      <style:text-properties fo:color="#cccccc"/>
    </style:style>
    <style:style style:name="T54" style:family="text">
      <style:text-properties officeooo:rsid="0265540d"/>
    </style:style>
    <style:style style:name="T55" style:family="text">
      <style:text-properties officeooo:rsid="03879fae"/>
    </style:style>
    <style:style style:name="T56" style:family="text">
      <style:text-properties officeooo:rsid="03b5b178"/>
    </style:style>
    <style:style style:name="T57" style:family="text">
      <style:text-properties officeooo:rsid="032b51b7"/>
    </style:style>
    <style:style style:name="T58" style:family="text">
      <style:text-properties officeooo:rsid="00a3f6d8"/>
    </style:style>
    <style:style style:name="T59" style:family="text">
      <style:text-properties officeooo:rsid="00a57b2c"/>
    </style:style>
    <style:style style:name="T60" style:family="text">
      <style:text-properties officeooo:rsid="00a6d76c"/>
    </style:style>
    <style:style style:name="T61" style:family="text">
      <style:text-properties officeooo:rsid="00ab29e6"/>
    </style:style>
    <style:style style:name="T62" style:family="text">
      <style:text-properties officeooo:rsid="00aca784"/>
    </style:style>
    <style:style style:name="T63" style:family="text">
      <style:text-properties officeooo:rsid="00ae0d21"/>
    </style:style>
    <style:style style:name="T64" style:family="text">
      <style:text-properties officeooo:rsid="00b06064"/>
    </style:style>
    <style:style style:name="T65" style:family="text">
      <style:text-properties officeooo:rsid="00b09f4a"/>
    </style:style>
    <style:style style:name="T66" style:family="text">
      <style:text-properties officeooo:rsid="00b1a207"/>
    </style:style>
    <style:style style:name="T67" style:family="text">
      <style:text-properties officeooo:rsid="00b347ed"/>
    </style:style>
    <style:style style:name="T68" style:family="text">
      <style:text-properties officeooo:rsid="00b60491"/>
    </style:style>
    <style:style style:name="T69" style:family="text">
      <style:text-properties officeooo:rsid="00b7b371"/>
    </style:style>
    <style:style style:name="T70" style:family="text">
      <style:text-properties officeooo:rsid="00b97a8b"/>
    </style:style>
    <style:style style:name="T71" style:family="text">
      <style:text-properties officeooo:rsid="00bedda8"/>
    </style:style>
    <style:style style:name="T72" style:family="text">
      <style:text-properties officeooo:rsid="00bf37c9"/>
    </style:style>
    <style:style style:name="T73" style:family="text">
      <style:text-properties fo:background-color="transparent" loext:char-shading-value="0"/>
    </style:style>
    <style:style style:name="T74" style:family="text">
      <style:text-properties officeooo:rsid="00c110eb"/>
    </style:style>
    <style:style style:name="T75" style:family="text">
      <style:text-properties officeooo:rsid="00c34e7e"/>
    </style:style>
    <style:style style:name="T76" style:family="text">
      <style:text-properties officeooo:rsid="00c4b3d9"/>
    </style:style>
    <style:style style:name="T77" style:family="text">
      <style:text-properties officeooo:rsid="00c4bd0b"/>
    </style:style>
    <style:style style:name="T78" style:family="text">
      <style:text-properties officeooo:rsid="00c672ff"/>
    </style:style>
    <style:style style:name="T79" style:family="text">
      <style:text-properties officeooo:rsid="00cc49cb"/>
    </style:style>
    <style:style style:name="T80" style:family="text">
      <style:text-properties officeooo:rsid="00ccdb5d"/>
    </style:style>
    <style:style style:name="T81" style:family="text">
      <style:text-properties officeooo:rsid="00cd9c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<text:span text:style-name="T3">The </text:span><text:span text:style-name="T13">PGE</text:span><text:span text:style-name="T4"> *.</text:span><text:span text:style-name="T14">WLD</text:span><text:span text:style-name="T13">X</text:span><text:span text:style-name="T1"> </text:span><text:span text:style-name="T2">file description</text:span></text:p>
      <text:p text:style-name="P94"><text:span text:style-name="T11">Created by Wohlstand (</text:span><text:span text:style-name="T12">September</text:span><text:span text:style-name="T11">, </text:span><text:span text:style-name="T12">26</text:span><text:span text:style-name="T11">, 2014)</text:span><text:span text:style-name="T10"><text:line-break/></text:span></text:p>
      <text:p text:style-name="P93"><text:span text:style-name="T1"><text:tab/>This is a </text:span><text:span text:style-name="T7">world map</text:span><text:span text:style-name="T1"> </text:span><text:span text:style-name="T7">and episode settings </text:span><text:span text:style-name="T1">cod</text:span><text:span text:style-name="T9">ing</text:span><text:span text:style-name="T1"> file. </text:span><text:span text:style-name="T9">The file is saved in a </text:span><text:span text:style-name="T5">text </text:span><text:span text:style-name="T6">format</text:span><text:span text:style-name="T5">.</text:span></text:p>
      <text:p text:style-name="P113">All parameters <text:span text:style-name="T38">have each markers and separated by sections which contains only items of defined type</text:span>.</text:p>
      <text:p text:style-name="P1"/>
      <text:p text:style-name="P2"><text:span text:style-name="Descr_5f_ttl2">Introduction</text:span></text:p>
      <text:p text:style-name="P64"><text:span text:style-name="T37">Standard</text:span> parameters<text:span text:style-name="T22">:</text:span></text:p>
      <text:p text:style-name="P92">Size of one tile<text:span text:style-name="T22">:<text:tab/></text:span><text:span text:style-name="T8">32</text:span><text:span text:style-name="T15">×</text:span><text:span text:style-name="T8">32 pixel</text:span></text:p>
      <text:p text:style-name="P67">Standard view port size<text:tab/><text:span text:style-name="T39">668×404 pixels</text:span></text:p>
      <text:p text:style-name="P66"/>
      <text:p text:style-name="P65"><text:span text:style-name="Descr_5f_ttl2"/></text:p>
      <text:p text:style-name="P65"><text:span text:style-name="Descr_5f_ttl2">File Format Specification</text:span></text:p>
      <text:p text:style-name="P3"><text:span text:style-name="Descr_5f_ttl2"/></text:p>
      <text:p text:style-name="P97">The reference designations:</text:p>
      <text:list xml:id="list7630175695832732758" text:style-name="L1">
        <text:list-item>
          <text:p text:style-name="P133"><text:span text:style-name="T41">standard</text:span> parameter</text:p>
        </text:list-item>
        <text:list-item>
          <text:p text:style-name="P138">Comment title</text:p>
        </text:list-item>
        <text:list-item>
          <text:p text:style-name="P134">Comment description</text:p>
        </text:list-item>
        <text:list-item>
          <text:p text:style-name="P139">loop</text:p>
        </text:list-item>
        <text:list-item>
          <text:p text:style-name="P140">variable</text:p>
        </text:list-item>
        <text:list-item>
          <text:p text:style-name="P135">Special option, using only under special conditions, differently is absent</text:p>
        </text:list-item>
        <text:list-item>
          <text:p text:style-name="P136">Data type</text:p>
        </text:list-item>
      </text:list>
      <text:p text:style-name="P110"/>
      <text:p text:style-name="P110"/>
      <text:p text:style-name="P98">Sections</text:p>
      <text:p text:style-name="P102">Each data type separated by markers:</text:p>
      <text:p text:style-name="P98"><text:span text:style-name="T42">started from line </text:span>DATA1<text:span text:style-name="T42"> and closed with line </text:span>DATA1_END</text:p>
      <text:p text:style-name="P98"/>
      <text:p text:style-name="P99">for example:</text:p>
      <text:p text:style-name="P103">SECTION<text:line-break/><text:span text:style-name="T53">SC:1;L:-32445;R:-32436;T:-43623;B:-32677;MZ:43;MF:"test.ogg";BG:34; </text:span><text:span text:style-name="T40">← some data</text:span><text:line-break/>SECTION_END</text:p>
      <text:p text:style-name="P98"/>
      <text:p text:style-name="P105">List of available sections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">Marker</text:p>
          </table:table-cell>
          <table:table-cell table:style-name="Таблица7.B1" office:value-type="string">
            <text:p text:style-name="P23">Description</text:p>
          </table:table-cell>
        </table:table-row>
        <table:table-row>
          <table:table-cell table:style-name="Таблица7.A3" office:value-type="string">
            <text:p text:style-name="P24">HEAD</text:p>
          </table:table-cell>
          <table:table-cell table:style-name="Таблица7.B3" office:value-type="string">
            <text:p text:style-name="P25"><text:span text:style-name="Descr">File header</text:span></text:p>
          </table:table-cell>
        </table:table-row>
        <table:table-row>
          <table:table-cell table:style-name="Таблица7.A3" office:value-type="string">
            <text:p text:style-name="P43">VARIABLES</text:p>
          </table:table-cell>
          <table:table-cell table:style-name="Таблица7.B3" office:value-type="string">
            <text:p text:style-name="P27"><text:span text:style-name="Descr"><text:span text:style-name="T66">Global variables and flags list</text:span></text:span></text:p>
          </table:table-cell>
        </table:table-row>
        <table:table-row>
          <table:table-cell table:style-name="Таблица7.A5" office:value-type="string">
            <text:p text:style-name="P28">TILES</text:p>
          </table:table-cell>
          <table:table-cell table:style-name="Таблица7.B5" office:value-type="string">
            <text:p text:style-name="P26"><text:span text:style-name="Descr"><text:span text:style-name="T58">Tiles</text:span></text:span><text:span text:style-name="Descr"> present on the map</text:span></text:p>
          </table:table-cell>
        </table:table-row>
        <table:table-row>
          <table:table-cell table:style-name="Таблица7.A5" office:value-type="string">
            <text:p text:style-name="P28">SCENERY</text:p>
          </table:table-cell>
          <table:table-cell table:style-name="Таблица7.B5" office:value-type="string">
            <text:p text:style-name="P26"><text:span text:style-name="Descr"><text:span text:style-name="T59">Scenery</text:span></text:span><text:span text:style-name="Descr"> present on the map</text:span></text:p>
          </table:table-cell>
        </table:table-row>
        <table:table-row>
          <table:table-cell table:style-name="Таблица7.A6" office:value-type="string">
            <text:p text:style-name="P28">PATHS</text:p>
          </table:table-cell>
          <table:table-cell table:style-name="Таблица7.B6" office:value-type="string">
            <text:p text:style-name="P26"><text:span text:style-name="Descr"><text:span text:style-name="T58">Paths </text:span></text:span><text:span text:style-name="Descr"><text:span text:style-name="T23">present on the map</text:span></text:span></text:p>
          </table:table-cell>
        </table:table-row>
        <table:table-row>
          <table:table-cell table:style-name="Таблица7.A7" office:value-type="string">
            <text:p text:style-name="P28">LEVELS</text:p>
          </table:table-cell>
          <table:table-cell table:style-name="Таблица7.B7" office:value-type="string">
            <text:p text:style-name="P26"><text:span text:style-name="Descr">Level entrances </text:span><text:span text:style-name="Descr"><text:span text:style-name="T23">present on the map</text:span></text:span></text:p>
          </table:table-cell>
        </table:table-row>
        <table:table-row>
          <table:table-cell table:style-name="Таблица7.A8" office:value-type="string">
            <text:p text:style-name="P28">MUSICBOXES</text:p>
          </table:table-cell>
          <table:table-cell table:style-name="Таблица7.B8" office:value-type="string">
            <text:p text:style-name="P26"><text:span text:style-name="Descr"><text:span text:style-name="T58">Music boxes </text:span></text:span><text:span text:style-name="Descr">present on the map</text:span></text:p>
          </table:table-cell>
        </table:table-row>
      </table:table>
      <text:p text:style-name="P5"/>
      <text:p text:style-name="P6"/>
      <text:p text:style-name="P111">Data<text:span text:style-name="T42"><text:line-break/><text:tab/>Each data entry have each line. Parameters separated with a semicolon “;”. All parameters must have a markers. Marker and value separated by </text:span><text:span text:style-name="T43">colon </text:span><text:span text:style-name="T42">“:”. </text:span><text:span text:style-name="T44">Non-exist markers will be skipped.</text:span></text:p>
      <text:p text:style-name="P100"><text:span text:style-name="T42">Not allowing to use parameters without markers. </text:span><text:span text:style-name="T45">Data-type for each parameter defining by </text:span><text:span text:style-name="T46">its internal. Data-types closed by its markers. </text:span><text:span text:style-name="T47">Always possible add new marker with possible to save compatible with old versions.</text:span></text:p>
      <text:p text:style-name="P104"/>
      <text:p text:style-name="P101"><text:span text:style-name="T54">E</text:span>xample of data entry:</text:p>
      <text:p text:style-name="P108">ID:24;X:-4146;Y:23566;V:-1;ZO:0;SP:-1;L:"Default"</text:p>
      <text:p text:style-name="P121"/>
      <text:p text:style-name="P121"/>
      <text:p text:style-name="P118">Data type<text:span text:style-name="T16">s </text:span><text:span text:style-name="T17">syntax</text:span><text:span text:style-name="T16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19"><text:span text:style-name="Descr_5f_dtype"><text:span text:style-name="T42">12345</text:span></text:span></text:p>
          </table:table-cell>
          <table:table-cell table:style-name="Таблица12.B1" office:value-type="string">
            <text:p text:style-name="P119"><text:span text:style-name="Descr"><text:span text:style-name="T42">unsigned int/long</text:span></text:span></text:p>
          </table:table-cell>
        </table:table-row>
        <table:table-row>
          <table:table-cell table:style-name="Таблица12.A2" office:value-type="string">
            <text:p text:style-name="P119"><text:span text:style-name="Descr_5f_dtype"><text:span text:style-name="T42">-31414</text:span></text:span></text:p>
          </table:table-cell>
          <table:table-cell table:style-name="Таблица12.B2" office:value-type="string">
            <text:p text:style-name="P119"><text:span text:style-name="Descr"><text:span text:style-name="T42">signed int/long</text:span></text:span></text:p>
          </table:table-cell>
        </table:table-row>
        <table:table-row>
          <table:table-cell table:style-name="Таблица12.A2" office:value-type="string">
            <text:p text:style-name="P114"><text:span text:style-name="Descr_5f_dtype">13.45</text:span></text:p>
          </table:table-cell>
          <table:table-cell table:style-name="Таблица12.B2" office:value-type="string">
            <text:p text:style-name="P115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114"><text:span text:style-name="Descr_5f_dtype">-34.772</text:span></text:p>
          </table:table-cell>
          <table:table-cell table:style-name="Таблица12.B2" office:value-type="string">
            <text:p text:style-name="P115"><text:span text:style-name="Descr">signed float/double</text:span></text:p>
          </table:table-cell>
        </table:table-row>
        <table:table-row>
          <table:table-cell table:style-name="Таблица12.A2" office:value-type="string">
            <text:p text:style-name="P119"><text:span text:style-name="Descr_5f_dtype">"Hello world"</text:span></text:p>
          </table:table-cell>
          <table:table-cell table:style-name="Таблица12.B2" office:value-type="string">
            <text:p text:style-name="P116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120"><text:span text:style-name="Descr_5f_dtype">H48656c6c6f20776f726c64</text:span></text:p>
          </table:table-cell>
          <table:table-cell table:style-name="Таблица12.B2" office:value-type="string">
            <text:p text:style-name="P117"><text:span text:style-name="Descr"><text:span text:style-name="T55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116"><text:span text:style-name="Descr_5f_dtype">[123,54,243,33]</text:span></text:p>
          </table:table-cell>
          <table:table-cell table:style-name="Таблица12.B2" office:value-type="string">
            <text:p text:style-name="P116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116"><text:span text:style-name="Descr_5f_dtype">["test", "cat", "dog"]</text:span></text:p>
          </table:table-cell>
          <table:table-cell table:style-name="Таблица12.B2" office:value-type="string">
            <text:p text:style-name="P116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116"><text:span text:style-name="Descr_5f_dtype">0/1</text:span></text:p>
          </table:table-cell>
          <table:table-cell table:style-name="Таблица12.B2" office:value-type="string">
            <text:p text:style-name="P116"><text:span text:style-name="Descr"><text:span text:style-name="T71">Boolean</text:span></text:span></text:p>
          </table:table-cell>
        </table:table-row>
        <table:table-row>
          <table:table-cell table:style-name="Таблица12.A2" office:value-type="string">
            <text:p text:style-name="P116"><text:span text:style-name="Descr_5f_dtype">011011010</text:span></text:p>
          </table:table-cell>
          <table:table-cell table:style-name="Таблица12.B2" office:value-type="string">
            <text:p text:style-name="P116"><text:span text:style-name="Descr"><text:span text:style-name="T71">Boolean</text:span></text:span><text:span text:style-name="Descr"> array</text:span></text:p>
          </table:table-cell>
        </table:table-row>
        <table:table-row>
          <table:table-cell table:style-name="Таблица12.A2" office:value-type="string">
            <text:p text:style-name="P116"><text:span text:style-name="Descr_5f_dtype"><text:span text:style-name="T18">B12FD24</text:span></text:span></text:p>
          </table:table-cell>
          <table:table-cell table:style-name="Таблица12.B2" office:value-type="string">
            <text:p text:style-name="P116"><text:span text:style-name="Descr"><text:span text:style-name="T56">Byte-encoded B</text:span></text:span><text:span text:style-name="Descr">ool</text:span><text:span text:style-name="Descr"><text:span text:style-name="T71">ean</text:span></text:span><text:span text:style-name="Descr"> array</text:span></text:p>
          </table:table-cell>
        </table:table-row>
      </table:table>
      <text:p text:style-name="P118"/>
      <text:p text:style-name="P109"/>
      <text:p text:style-name="P107">Also inside strings can be used sprcial <text:span text:style-name="T57">safe constants</text:span>:</text:p>
      <text:p text:style-name="P107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22">\n</text:p>
          </table:table-cell>
          <table:table-cell table:style-name="Таблица13.B1" office:value-type="string">
            <text:p text:style-name="P127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123">\”</text:p>
          </table:table-cell>
          <table:table-cell table:style-name="Таблица13.B2" office:value-type="string">
            <text:p text:style-name="P128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123">\\</text:p>
          </table:table-cell>
          <table:table-cell table:style-name="Таблица13.B2" office:value-type="string">
            <text:p text:style-name="P129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123">\;</text:p>
          </table:table-cell>
          <table:table-cell table:style-name="Таблица13.B2" office:value-type="string">
            <text:p text:style-name="P129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123">\:</text:p>
          </table:table-cell>
          <table:table-cell table:style-name="Таблица13.B2" office:value-type="string">
            <text:p text:style-name="P129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124">\[</text:p>
          </table:table-cell>
          <table:table-cell table:style-name="Таблица13.B2" office:value-type="string">
            <text:p text:style-name="P130"><text:span text:style-name="Descr">[</text:span></text:p>
          </table:table-cell>
        </table:table-row>
        <table:table-row>
          <table:table-cell table:style-name="Таблица13.A2" office:value-type="string">
            <text:p text:style-name="P124">\]</text:p>
          </table:table-cell>
          <table:table-cell table:style-name="Таблица13.B2" office:value-type="string">
            <text:p text:style-name="P130"><text:span text:style-name="Descr">]</text:span></text:p>
          </table:table-cell>
        </table:table-row>
        <table:table-row>
          <table:table-cell table:style-name="Таблица13.A2" office:value-type="string">
            <text:p text:style-name="P125">\,</text:p>
          </table:table-cell>
          <table:table-cell table:style-name="Таблица13.B2" office:value-type="string">
            <text:p text:style-name="P131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126">\%</text:p>
          </table:table-cell>
          <table:table-cell table:style-name="Таблица13.B2" office:value-type="string">
            <text:p text:style-name="P132"><text:span text:style-name="Descr">Percent</text:span></text:p>
          </table:table-cell>
        </table:table-row>
      </table:table>
      <text:p text:style-name="P107"/>
      <text:p text:style-name="P106"/>
      <text:p text:style-name="P112">Data markers</text:p>
      <text:p text:style-name="P7"/>
      <text:p text:style-name="P8">File header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4">Marker</text:p>
          </table:table-cell>
          <table:table-cell table:style-name="Таблица8.B1" office:value-type="string">
            <text:p text:style-name="P14">Description</text:p>
          </table:table-cell>
        </table:table-row>
        <table:table-row>
          <table:table-cell table:style-name="Таблица8.A2" office:value-type="string">
            <text:p text:style-name="P29">TL</text:p>
          </table:table-cell>
          <table:table-cell table:style-name="Таблица8.B2" office:value-type="string">
            <text:p text:style-name="P21"><text:span text:style-name="Descr_5f_dtype"><text:span text:style-name="T42">(string)</text:span></text:span><text:span text:style-name="Descr"><text:span text:style-name="T42"> </text:span></text:span><text:span text:style-name="Descr"><text:span text:style-name="T48">Episode title</text:span></text:span></text:p>
          </table:table-cell>
        </table:table-row>
        <table:table-row>
          <table:table-cell table:style-name="Таблица8.A3" office:value-type="string">
            <text:p text:style-name="P37">DC</text:p>
          </table:table-cell>
          <table:table-cell table:style-name="Таблица8.B3" office:value-type="string">
            <text:p text:style-name="P30"><text:span text:style-name="Descr_5f_dtype">(bool array)</text:span><text:span text:style-name="Descr"> </text:span><text:span text:style-name="Descr"><text:span text:style-name="T60">Disable </text:span></text:span><text:span text:style-name="Descr"><text:span text:style-name="T19">selectable of some</text:span></text:span><text:span text:style-name="Descr"><text:span text:style-name="T60"> characters from start game page</text:span></text:span></text:p>
          </table:table-cell>
        </table:table-row>
        <table:table-row>
          <table:table-cell table:style-name="Таблица8.A7" office:value-type="string">
            <text:p text:style-name="P38">IT</text:p>
          </table:table-cell>
          <table:table-cell table:style-name="Таблица8.B7" office:value-type="string">
            <text:p text:style-name="P31"><text:span text:style-name="Descr_5f_dtype">(</text:span><text:span text:style-name="Descr_5f_dtype"><text:span text:style-name="T61">string</text:span></text:span><text:span text:style-name="Descr_5f_dtype">)</text:span><text:span text:style-name="Descr"> </text:span><text:span text:style-name="Descr"><text:span text:style-name="T61">Intro level which will start automatically</text:span></text:span></text:p>
          </table:table-cell>
        </table:table-row>
        <table:table-row>
          <table:table-cell table:style-name="Таблица8.A7" office:value-type="string">
            <text:p text:style-name="P39">HB</text:p>
          </table:table-cell>
          <table:table-cell table:style-name="Таблица8.B7" office:value-type="string">
            <text:p text:style-name="P34"><text:span text:style-name="Descr_5f_dtype">(</text:span><text:span text:style-name="Descr_5f_dtype"><text:span text:style-name="T62">bool</text:span></text:span><text:span text:style-name="Descr_5f_dtype">)</text:span><text:span text:style-name="Descr"> </text:span><text:span text:style-name="Descr"><text:span text:style-name="T62">Hub-styled episode (world map will not be used)</text:span></text:span></text:p>
          </table:table-cell>
        </table:table-row>
        <table:table-row>
          <table:table-cell table:style-name="Таблица8.A7" office:value-type="string">
            <text:p text:style-name="P40">RL</text:p>
          </table:table-cell>
          <table:table-cell table:style-name="Таблица8.B7" office:value-type="string">
            <text:p text:style-name="P34"><text:span text:style-name="Descr_5f_dtype">(</text:span><text:span text:style-name="Descr_5f_dtype"><text:span text:style-name="T63">bool</text:span></text:span><text:span text:style-name="Descr_5f_dtype">)</text:span><text:span text:style-name="Descr"> </text:span><text:span text:style-name="Descr"><text:span text:style-name="T63">Restart last level on player's fail</text:span></text:span></text:p>
          </table:table-cell>
        </table:table-row>
        <table:table-row>
          <table:table-cell table:style-name="Таблица8.A7" office:value-type="string">
            <text:p text:style-name="P41">SZ</text:p>
          </table:table-cell>
          <table:table-cell table:style-name="Таблица8.B7" office:value-type="string">
            <text:p text:style-name="P36"><text:span text:style-name="Descr_5f_dtype">(</text:span><text:span text:style-name="Descr_5f_dtype"><text:span text:style-name="T64">unsigned int</text:span></text:span><text:span text:style-name="Descr_5f_dtype">)</text:span><text:span text:style-name="Descr"> </text:span><text:span text:style-name="Descr"><text:span text:style-name="T64">Total number of stars</text:span></text:span></text:p>
          </table:table-cell>
        </table:table-row>
        <table:table-row>
          <table:table-cell table:style-name="Таблица8.A8" office:value-type="string">
            <text:p text:style-name="P42">CD</text:p>
          </table:table-cell>
          <table:table-cell table:style-name="Таблица8.B8" office:value-type="string">
            <text:p text:style-name="P35"><text:span text:style-name="Descr_5f_dtype">(</text:span><text:span text:style-name="Descr_5f_dtype"><text:span text:style-name="T65">string</text:span></text:span><text:span text:style-name="Descr_5f_dtype">)</text:span><text:span text:style-name="Descr"> </text:span><text:span text:style-name="Descr"><text:span text:style-name="T65">Credits of this episode</text:span></text:span></text:p>
          </table:table-cell>
        </table:table-row>
      </table:table>
      <text:p text:style-name="P60"/>
      <text:p text:style-name="P9"><text:span text:style-name="T67">Variable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5">Marker</text:p>
          </table:table-cell>
          <table:table-cell table:style-name="Таблица9.B1" office:value-type="string">
            <text:p text:style-name="P15">Description</text:p>
          </table:table-cell>
        </table:table-row>
        <table:table-row>
          <table:table-cell table:style-name="Таблица9.A2" office:value-type="string">
            <text:p text:style-name="P44">TP</text:p>
          </table:table-cell>
          <table:table-cell table:style-name="Таблица9.B2" office:value-type="string">
            <text:p text:style-name="P22"><text:span text:style-name="Descr_5f_dtype"><text:span text:style-name="T42">(string)</text:span></text:span><text:span text:style-name="Descr"><text:span text:style-name="T42"> </text:span></text:span><text:span text:style-name="Descr"><text:span text:style-name="T49">Variable type (</text:span></text:span><text:span text:style-name="Descr"><text:span text:style-name="T50">Boolean</text:span></text:span><text:span text:style-name="Descr"><text:span text:style-name="T49">, int, float, string)</text:span></text:span></text:p>
          </table:table-cell>
        </table:table-row>
        <table:table-row>
          <table:table-cell table:style-name="Таблица9.A3" office:value-type="string">
            <text:p text:style-name="P45">VN</text:p>
          </table:table-cell>
          <table:table-cell table:style-name="Таблица9.B3" office:value-type="string">
            <text:p text:style-name="P32"><text:span text:style-name="Descr_5f_dtype">(</text:span><text:span text:style-name="Descr_5f_dtype"><text:span text:style-name="T61">string</text:span></text:span><text:span text:style-name="Descr_5f_dtype">)</text:span><text:span text:style-name="Descr"> </text:span><text:span text:style-name="Descr"><text:span text:style-name="T68">Variable name</text:span></text:span></text:p>
          </table:table-cell>
        </table:table-row>
        <table:table-row>
          <table:table-cell table:style-name="Таблица9.A4" office:value-type="string">
            <text:p text:style-name="P46">V<text:span text:style-name="T69">V</text:span></text:p>
          </table:table-cell>
          <table:table-cell table:style-name="Таблица9.B4" office:value-type="string">
            <text:p text:style-name="P33"><text:span text:style-name="Descr_5f_dtype">(*)</text:span><text:span text:style-name="Descr"> </text:span><text:span text:style-name="Descr"><text:span text:style-name="T70">Default value of variable [type is defined by variable type]</text:span></text:span></text:p>
          </table:table-cell>
        </table:table-row>
      </table:table>
      <text:p text:style-name="P61"/>
      <text:p text:style-name="P10"><text:span text:style-name="T72">Tiles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Marker</text:p>
          </table:table-cell>
          <table:table-cell table:style-name="Таблица1.B1" office:value-type="string">
            <text:p text:style-name="P16">Description</text:p>
          </table:table-cell>
        </table:table-row>
        <table:table-row>
          <table:table-cell table:style-name="Таблица1.A2" office:value-type="string">
            <text:p text:style-name="P47">ID</text:p>
          </table:table-cell>
          <table:table-cell table:style-name="Таблица1.B2" office:value-type="string">
            <text:p text:style-name="P81"><text:span text:style-name="Descr_5f_dtype"><text:span text:style-name="T29">(</text:span></text:span><text:span text:style-name="Descr_5f_dtype"><text:span text:style-name="T30">unsigned </text:span></text:span><text:span text:style-name="Descr_5f_dtype"><text:span text:style-name="T29">long)</text:span></text:span><text:span text:style-name="Descr"><text:span text:style-name="T26"> </text:span></text:span><text:span text:style-name="Descr"><text:span text:style-name="T51">Tile </text:span></text:span><text:span text:style-name="Descr"><text:span text:style-name="T52">ID</text:span></text:span></text:p>
          </table:table-cell>
        </table:table-row>
        <table:table-row>
          <table:table-cell table:style-name="Таблица1.A3" office:value-type="string">
            <text:p text:style-name="P47">X</text:p>
          </table:table-cell>
          <table:table-cell table:style-name="Таблица1.B3" office:value-type="string">
            <text:p text:style-name="P81"><text:span text:style-name="Descr_5f_dtype"><text:span text:style-name="T25">(long)</text:span></text:span><text:span text:style-name="Descr"><text:span text:style-name="T27"> </text:span></text:span><text:span text:style-name="Descr"><text:span text:style-name="T73">Position x (+right/-left)</text:span></text:span></text:p>
          </table:table-cell>
        </table:table-row>
        <table:table-row>
          <table:table-cell table:style-name="Таблица1.A4" office:value-type="string">
            <text:p text:style-name="P47">Y</text:p>
          </table:table-cell>
          <table:table-cell table:style-name="Таблица1.B4" office:value-type="string">
            <text:p text:style-name="P81"><text:span text:style-name="Descr_5f_dtype"><text:span text:style-name="T25">(long)</text:span></text:span><text:span text:style-name="Descr"><text:span text:style-name="T27"> </text:span></text:span><text:span text:style-name="Descr"><text:span text:style-name="T73">Position y (-up/+down)</text:span></text:span></text:p>
          </table:table-cell>
        </table:table-row>
      </table:table>
      <text:p text:style-name="P62"/>
      <text:p text:style-name="P11"><text:span text:style-name="T74">Scenery</text:span>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7">Marker</text:p>
          </table:table-cell>
          <table:table-cell table:style-name="Таблица2.B1" office:value-type="string">
            <text:p text:style-name="P17">Description</text:p>
          </table:table-cell>
        </table:table-row>
        <table:table-row>
          <table:table-cell table:style-name="Таблица2.A2" office:value-type="string">
            <text:p text:style-name="P48">ID</text:p>
          </table:table-cell>
          <table:table-cell table:style-name="Таблица2.B2" office:value-type="string">
            <text:p text:style-name="P87"><text:span text:style-name="Descr_5f_dtype"><text:span text:style-name="T25">(unsigned long)</text:span></text:span><text:span text:style-name="Descr"><text:span text:style-name="T31"> </text:span></text:span><text:span text:style-name="Descr">Scenery object </text:span><text:span text:style-name="Descr"><text:span text:style-name="T32">ID</text:span></text:span></text:p>
          </table:table-cell>
        </table:table-row>
        <table:table-row>
          <table:table-cell table:style-name="Таблица2.A3" office:value-type="string">
            <text:p text:style-name="P48">X</text:p>
          </table:table-cell>
          <table:table-cell table:style-name="Таблица2.B3" office:value-type="string">
            <text:p text:style-name="P82"><text:span text:style-name="Descr_5f_dtype">(long)</text:span><text:span text:style-name="Descr"><text:span text:style-name="T28"> </text:span></text:span><text:span text:style-name="Descr">Position x (+right/-left)</text:span></text:p>
          </table:table-cell>
        </table:table-row>
        <table:table-row>
          <table:table-cell table:style-name="Таблица2.A4" office:value-type="string">
            <text:p text:style-name="P48">Y</text:p>
          </table:table-cell>
          <table:table-cell table:style-name="Таблица2.B4" office:value-type="string">
            <text:p text:style-name="P82"><text:span text:style-name="Descr_5f_dtype">(long)</text:span><text:span text:style-name="Descr"><text:span text:style-name="T28"> </text:span></text:span><text:span text:style-name="Descr">Position y (-up/+down)</text:span></text:p>
          </table:table-cell>
        </table:table-row>
      </table:table>
      <text:p text:style-name="P63"/>
      <text:p text:style-name="P12"><text:span text:style-name="T75">Paths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8">Marker</text:p>
          </table:table-cell>
          <table:table-cell table:style-name="Таблица3.B1" office:value-type="string">
            <text:p text:style-name="P18">Description</text:p>
          </table:table-cell>
        </table:table-row>
        <table:table-row>
          <table:table-cell table:style-name="Таблица3.A2" office:value-type="string">
            <text:p text:style-name="P49">ID</text:p>
          </table:table-cell>
          <table:table-cell table:style-name="Таблица3.B2" office:value-type="string">
            <text:p text:style-name="P70"><text:span text:style-name="Descr_5f_dtype"><text:span text:style-name="T25">(unsigned long)</text:span></text:span><text:span text:style-name="Descr"><text:span text:style-name="T31"> </text:span></text:span><text:span text:style-name="Descr">path </text:span><text:span text:style-name="Descr"><text:span text:style-name="T32">ID</text:span></text:span></text:p>
          </table:table-cell>
        </table:table-row>
        <table:table-row>
          <table:table-cell table:style-name="Таблица3.A3" office:value-type="string">
            <text:p text:style-name="P49">X</text:p>
          </table:table-cell>
          <table:table-cell table:style-name="Таблица3.B3" office:value-type="string">
            <text:p text:style-name="P83"><text:span text:style-name="Descr_5f_dtype">(long)</text:span><text:span text:style-name="Descr"><text:span text:style-name="T28"> </text:span></text:span><text:span text:style-name="Descr">Position x (+right/-left)</text:span></text:p>
          </table:table-cell>
        </table:table-row>
        <table:table-row>
          <table:table-cell table:style-name="Таблица3.A4" office:value-type="string">
            <text:p text:style-name="P49">Y</text:p>
          </table:table-cell>
          <table:table-cell table:style-name="Таблица3.B4" office:value-type="string">
            <text:p text:style-name="P83"><text:span text:style-name="Descr_5f_dtype">(long)</text:span><text:span text:style-name="Descr"><text:span text:style-name="T28"> </text:span></text:span><text:span text:style-name="Descr">Position y (-up/+down)</text:span></text:p>
          </table:table-cell>
        </table:table-row>
      </table:table>
      <text:p text:style-name="P68"/>
      <text:p text:style-name="P13"><text:span text:style-name="T76">Music boxe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9">Marker</text:p>
          </table:table-cell>
          <table:table-cell table:style-name="Таблица4.B1" office:value-type="string">
            <text:p text:style-name="P19">Description</text:p>
          </table:table-cell>
        </table:table-row>
        <table:table-row>
          <table:table-cell table:style-name="Таблица4.A2" office:value-type="string">
            <text:p text:style-name="P50">ID</text:p>
          </table:table-cell>
          <table:table-cell table:style-name="Таблица4.B2" office:value-type="string">
            <text:p text:style-name="P80"><text:span text:style-name="Descr_5f_dtype"><text:span text:style-name="T25">(unsigned long)</text:span></text:span><text:span text:style-name="Descr"><text:span text:style-name="T33"> World </text:span></text:span><text:span text:style-name="Descr">Music </text:span><text:span text:style-name="Descr"><text:span text:style-name="T34">ID</text:span></text:span></text:p>
          </table:table-cell>
        </table:table-row>
        <table:table-row>
          <table:table-cell table:style-name="Таблица4.A3" office:value-type="string">
            <text:p text:style-name="P50">X</text:p>
          </table:table-cell>
          <table:table-cell table:style-name="Таблица4.B3" office:value-type="string">
            <text:p text:style-name="P84"><text:span text:style-name="Descr_5f_dtype">(long)</text:span><text:span text:style-name="Descr"><text:span text:style-name="T28"> </text:span></text:span><text:span text:style-name="Descr">Position x (+right/-left)</text:span></text:p>
          </table:table-cell>
        </table:table-row>
        <table:table-row>
          <table:table-cell table:style-name="Таблица4.A4" office:value-type="string">
            <text:p text:style-name="P50">Y</text:p>
          </table:table-cell>
          <table:table-cell table:style-name="Таблица4.B4" office:value-type="string">
            <text:p text:style-name="P84"><text:span text:style-name="Descr_5f_dtype">(long)</text:span><text:span text:style-name="Descr"><text:span text:style-name="T28"> </text:span></text:span><text:span text:style-name="Descr">Position y (-up/+down)</text:span></text:p>
          </table:table-cell>
        </table:table-row>
        <table:table-row>
          <table:table-cell table:style-name="Таблица4.A5" office:value-type="string">
            <text:p text:style-name="P52">MF</text:p>
          </table:table-cell>
          <table:table-cell table:style-name="Таблица4.B5" office:value-type="string">
            <text:p text:style-name="P85"><text:span text:style-name="Descr_5f_dtype">(</text:span><text:span text:style-name="Descr_5f_dtype"><text:span text:style-name="T77">string</text:span></text:span><text:span text:style-name="Descr_5f_dtype">)</text:span><text:span text:style-name="Descr"><text:span text:style-name="T28"> </text:span></text:span><text:span text:style-name="Descr"><text:span text:style-name="T77">Music file name</text:span></text:span></text:p>
          </table:table-cell>
        </table:table-row>
      </table:table>
      <text:p text:style-name="P90"/>
      <text:p text:style-name="P69"/>
      <text:p text:style-name="P95"><text:span text:style-name="T78">Level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0">Marker</text:p>
          </table:table-cell>
          <table:table-cell table:style-name="Таблица10.B1" office:value-type="string">
            <text:p text:style-name="P20">Description</text:p>
          </table:table-cell>
        </table:table-row>
        <table:table-row>
          <table:table-cell table:style-name="Таблица10.A2" office:value-type="string">
            <text:p text:style-name="P51">ID</text:p>
          </table:table-cell>
          <table:table-cell table:style-name="Таблица10.B2" office:value-type="string">
            <text:p text:style-name="P71"><text:span text:style-name="Descr_5f_dtype"><text:span text:style-name="T25">(unsigned long)</text:span></text:span><text:span text:style-name="Descr"><text:span text:style-name="T33"> </text:span></text:span><text:span text:style-name="Descr">Level icon </text:span><text:span text:style-name="Descr"><text:span text:style-name="T33">ID</text:span></text:span></text:p>
          </table:table-cell>
        </table:table-row>
        <table:table-row>
          <table:table-cell table:style-name="Таблица10.A3" office:value-type="string">
            <text:p text:style-name="P51">X</text:p>
          </table:table-cell>
          <table:table-cell table:style-name="Таблица10.B3" office:value-type="string">
            <text:p text:style-name="P86"><text:span text:style-name="Descr_5f_dtype">(long)</text:span><text:span text:style-name="Descr"><text:span text:style-name="T28"> </text:span></text:span><text:span text:style-name="Descr">Position x (+right/-left)</text:span></text:p>
          </table:table-cell>
        </table:table-row>
        <table:table-row>
          <table:table-cell table:style-name="Таблица10.A5" office:value-type="string">
            <text:p text:style-name="P51">Y</text:p>
          </table:table-cell>
          <table:table-cell table:style-name="Таблица10.B5" office:value-type="string">
            <text:p text:style-name="P86"><text:span text:style-name="Descr_5f_dtype">(long)</text:span><text:span text:style-name="Descr"><text:span text:style-name="T28"> </text:span></text:span><text:span text:style-name="Descr">Position y (-up/+down)</text:span></text:p>
          </table:table-cell>
        </table:table-row>
        <table:table-row>
          <table:table-cell table:style-name="Таблица10.A5" office:value-type="string">
            <text:p text:style-name="P55">LF</text:p>
          </table:table-cell>
          <table:table-cell table:style-name="Таблица10.B5" office:value-type="string">
            <text:p text:style-name="P75"><text:span text:style-name="Descr_5f_dtype">(string)</text:span><text:span text:style-name="Descr"><text:span text:style-name="T34"> </text:span></text:span><text:span text:style-name="Descr">Level file name</text:span></text:p>
          </table:table-cell>
        </table:table-row>
        <table:table-row>
          <table:table-cell table:style-name="Таблица10.A12" office:value-type="string">
            <text:p text:style-name="P55">LT</text:p>
          </table:table-cell>
          <table:table-cell table:style-name="Таблица10.B12" office:value-type="string">
            <text:p text:style-name="P74"><text:span text:style-name="Descr_5f_dtype"><text:span text:style-name="T25">(string)</text:span></text:span><text:span text:style-name="Descr"><text:span text:style-name="T34"> </text:span></text:span><text:span text:style-name="Descr">Level title</text:span></text:p>
          </table:table-cell>
        </table:table-row>
        <table:table-row>
          <table:table-cell table:style-name="Таблица10.A12" office:value-type="string">
            <text:p text:style-name="P56">EI</text:p>
          </table:table-cell>
          <table:table-cell table:style-name="Таблица10.B12" office:value-type="string">
            <text:p text:style-name="P76"><text:span text:style-name="Descr_5f_dtype">(unsigned int)</text:span><text:span text:style-name="Descr"><text:span text:style-name="T34"> </text:span></text:span><text:span text:style-name="Descr"><text:span text:style-name="T20">Array ID </text:span></text:span><text:span text:style-name="Descr">of </text:span><text:span text:style-name="Descr"><text:span text:style-name="T79">target warp </text:span></text:span><text:span text:style-name="Descr">(0 – </text:span><text:span text:style-name="Descr"><text:span text:style-name="T80">begin level </text:span></text:span><text:span text:style-name="Descr"><text:span text:style-name="T20">from </text:span></text:span><text:span text:style-name="Descr"><text:span text:style-name="T21">start </text:span></text:span><text:span text:style-name="Descr"><text:span text:style-name="T20">points</text:span></text:span><text:span text:style-name="Descr">)</text:span></text:p>
          </table:table-cell>
        </table:table-row>
        <table:table-row>
          <table:table-cell table:style-name="Таблица10.A12" office:value-type="string">
            <text:p text:style-name="P53">ET</text:p>
          </table:table-cell>
          <table:table-cell table:style-name="Таблица10.B12" office:value-type="string">
            <text:p text:style-name="P72"><text:span text:style-name="Descr_5f_dtype">(int)</text:span><text:span text:style-name="Descr"><text:span text:style-name="T33"> </text:span></text:span><text:span text:style-name="Descr">Level top exit type (-1 is '</text:span><text:span text:style-name="Descr"><text:span text:style-name="T24">any</text:span></text:span><text:span text:style-name="Descr">')</text:span></text:p>
          </table:table-cell>
        </table:table-row>
        <table:table-row>
          <table:table-cell table:style-name="Таблица10.A12" office:value-type="string">
            <text:p text:style-name="P53">EL</text:p>
          </table:table-cell>
          <table:table-cell table:style-name="Таблица10.B12" office:value-type="string">
            <text:p text:style-name="P72"><text:span text:style-name="Descr_5f_dtype">(int)</text:span><text:span text:style-name="Descr"><text:span text:style-name="T34"> </text:span></text:span><text:span text:style-name="Descr">Level left exit type (-1 is '</text:span><text:span text:style-name="Descr"><text:span text:style-name="T24">any</text:span></text:span><text:span text:style-name="Descr">')</text:span></text:p>
          </table:table-cell>
        </table:table-row>
        <table:table-row>
          <table:table-cell table:style-name="Таблица10.A12" office:value-type="string">
            <text:p text:style-name="P53">ER</text:p>
          </table:table-cell>
          <table:table-cell table:style-name="Таблица10.B12" office:value-type="string">
            <text:p text:style-name="P72"><text:span text:style-name="Descr_5f_dtype">(int)</text:span><text:span text:style-name="Descr"><text:span text:style-name="T34"> </text:span></text:span><text:span text:style-name="Descr">Level right exit type (-1 is '</text:span><text:span text:style-name="Descr"><text:span text:style-name="T24">any</text:span></text:span><text:span text:style-name="Descr">')</text:span></text:p>
          </table:table-cell>
        </table:table-row>
        <table:table-row>
          <table:table-cell table:style-name="Таблица10.A12" office:value-type="string">
            <text:p text:style-name="P53">EB</text:p>
          </table:table-cell>
          <table:table-cell table:style-name="Таблица10.B12" office:value-type="string">
            <text:p text:style-name="P72"><text:span text:style-name="Descr_5f_dtype">(int)</text:span><text:span text:style-name="Descr"><text:span text:style-name="T34"> </text:span></text:span><text:span text:style-name="Descr">Level bottom exit type (-1 is '</text:span><text:span text:style-name="Descr"><text:span text:style-name="T24">any</text:span></text:span><text:span text:style-name="Descr">')</text:span></text:p>
          </table:table-cell>
        </table:table-row>
        <table:table-row>
          <table:table-cell table:style-name="Таблица10.A12" office:value-type="string">
            <text:p text:style-name="P54">WX</text:p>
          </table:table-cell>
          <table:table-cell table:style-name="Таблица10.B12" office:value-type="string">
            <text:p text:style-name="P73"><text:span text:style-name="Descr_5f_dtype">(long)</text:span><text:span text:style-name="Descr"><text:span text:style-name="T35"> </text:span></text:span><text:span text:style-name="Descr">Go to world map position x (-1 is normal level point)</text:span></text:p>
          </table:table-cell>
        </table:table-row>
        <table:table-row>
          <table:table-cell table:style-name="Таблица10.A16" office:value-type="string">
            <text:p text:style-name="P54">WY</text:p>
          </table:table-cell>
          <table:table-cell table:style-name="Таблица10.B16" office:value-type="string">
            <text:p text:style-name="P73"><text:span text:style-name="Descr_5f_dtype">(long)</text:span><text:span text:style-name="Descr"><text:span text:style-name="T35"> </text:span></text:span><text:span text:style-name="Descr">Go to world map position y</text:span></text:p>
          </table:table-cell>
        </table:table-row>
        <table:table-row>
          <table:table-cell table:style-name="Таблица10.A16" office:value-type="string">
            <text:p text:style-name="P59">AV</text:p>
          </table:table-cell>
          <table:table-cell table:style-name="Таблица10.B16" office:value-type="string">
            <text:p text:style-name="P79"><text:span text:style-name="Descr_5f_dtype">(bool)</text:span><text:span text:style-name="Descr"><text:span text:style-name="T34"> </text:span></text:span><text:span text:style-name="Descr">Always visible</text:span></text:p>
          </table:table-cell>
        </table:table-row>
        <table:table-row>
          <table:table-cell table:style-name="Таблица10.A16" office:value-type="string">
            <text:p text:style-name="P57">SP</text:p>
          </table:table-cell>
          <table:table-cell table:style-name="Таблица10.B16" office:value-type="string">
            <text:p text:style-name="P77"><text:span text:style-name="Descr_5f_dtype">(bool)</text:span><text:span text:style-name="Descr"><text:span text:style-name="T34"> </text:span></text:span><text:span text:style-name="Descr">Is Game start point</text:span></text:p>
          </table:table-cell>
        </table:table-row>
        <table:table-row>
          <table:table-cell table:style-name="Таблица10.A16" office:value-type="string">
            <text:p text:style-name="P58">BP</text:p>
          </table:table-cell>
          <table:table-cell table:style-name="Таблица10.B16" office:value-type="string">
            <text:p text:style-name="P78"><text:span text:style-name="Descr_5f_dtype">(bool)</text:span><text:span text:style-name="Descr"><text:span text:style-name="T34"> </text:span></text:span><text:span text:style-name="Descr">Path background</text:span></text:p>
          </table:table-cell>
        </table:table-row>
        <table:table-row>
          <table:table-cell table:style-name="Таблица10.A17" office:value-type="string">
            <text:p text:style-name="P58">BG</text:p>
          </table:table-cell>
          <table:table-cell table:style-name="Таблица10.B17" office:value-type="string">
            <text:p text:style-name="P78"><text:span text:style-name="Descr_5f_dtype">(bool)</text:span><text:span text:style-name="Descr"><text:span text:style-name="T36"> </text:span></text:span><text:span text:style-name="Descr">Big </text:span><text:span text:style-name="Descr"><text:span text:style-name="T81">path </text:span></text:span><text:span text:style-name="Descr">background</text:span></text:p>
          </table:table-cell>
        </table:table-row>
      </table:table>
      <text:p text:style-name="P91"/>
      <text:p text:style-name="P88"/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cm" fo:margin-bottom="0cm" style:contextual-spacing="false" fo:text-align="start" style:justify-single-word="false">
        <style:tab-stops>
          <style:tab-stop style:position="6.085cm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0M40S</meta:editing-duration>
    <meta:editing-cycles>207</meta:editing-cycles>
    <meta:generator>LibreOffice/4.2.6.3$Windows_x86 LibreOffice_project/3fd416d4c6db7d3204c17ce57a1d70f6e531ee21</meta:generator>
    <dc:date>2014-09-27T22:46:32.718000000</dc:date>
    <meta:document-statistic meta:table-count="10" meta:image-count="0" meta:object-count="0" meta:page-count="4" meta:paragraph-count="185" meta:word-count="588" meta:character-count="3601" meta:non-whitespace-character-count="3201"/>
    <meta:user-defined meta:name="Info 1"/>
    <meta:user-defined meta:name="Info 2"/>
    <meta:user-defined meta:name="Info 3"/>
    <meta:user-defined meta:name="Info 4"/>
  </office:meta>
</office:document-meta>
</file>